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Tahoma" svg:font-family="Tahoma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2" style:family="paragraph" style:parent-style-name="Standard" style:list-style-name="L1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3" style:family="paragraph" style:parent-style-name="Standard" style:list-style-name="L2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4" style:family="paragraph" style:parent-style-name="Standard" style:list-style-name="L3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5" style:family="paragraph" style:parent-style-name="Standard" style:list-style-name="L4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6" style:family="paragraph" style:parent-style-name="Standard" style:list-style-name="L5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7" style:family="paragraph" style:parent-style-name="Standard" style:list-style-name="L6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8" style:family="paragraph" style:parent-style-name="Standard" style:list-style-name="L7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9" style:family="paragraph" style:parent-style-name="Standard" style:list-style-name="L8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0" style:family="paragraph" style:parent-style-name="Standard" style:list-style-name="L9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1" style:family="paragraph" style:parent-style-name="Standard" style:list-style-name="L10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2" style:family="paragraph" style:parent-style-name="Standard" style:list-style-name="L11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3" style:family="paragraph" style:parent-style-name="Standard" style:list-style-name="L12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4" style:family="paragraph" style:parent-style-name="Standard" style:list-style-name="L13">
      <style:paragraph-properties fo:text-align="start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6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style:style style:name="P17" style:family="paragraph" style:parent-style-name="Standard">
      <style:paragraph-properties fo:text-align="start" style:justify-single-word="false" fo:break-before="column">
        <style:tab-stops>
          <style:tab-stop style:position="5.6146in"/>
        </style:tab-stops>
      </style:paragraph-properties>
      <style:text-properties style:font-name="Arial" fo:font-size="10.5pt" style:font-size-asian="10.5pt" style:font-name-complex="Arial" style:font-size-complex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M375 – 1 June 2010</text:p>
      <text:p text:style-name="P1"/>
      <text:p text:style-name="P1">Chair –</text:p>
      <text:p text:style-name="P1"/>
      <text:p text:style-name="P1">Toastmaster –</text:p>
      <text:p text:style-name="P1"/>
      <text:p text:style-name="P1">Wordsmith –</text:p>
      <text:p text:style-name="P1"/>
      <text:p text:style-name="P1">Humorist –</text:p>
      <text:p text:style-name="P1"/>
      <text:p text:style-name="P1">Speaker –</text:p>
      <text:list xml:id="list1507619627" text:style-name="L1">
        <text:list-item>
          <text:p text:style-name="P2">Title:</text:p>
        </text:list-item>
        <text:list-item>
          <text:p text:style-name="P2">Time:</text:p>
        </text:list-item>
      </text:list>
      <text:p text:style-name="P1"/>
      <text:p text:style-name="P1">Speaker -</text:p>
      <text:list xml:id="list1943124299" text:style-name="L2">
        <text:list-item>
          <text:p text:style-name="P3">Title:</text:p>
        </text:list-item>
        <text:list-item>
          <text:p text:style-name="P3">Time:</text:p>
        </text:list-item>
      </text:list>
      <text:p text:style-name="P1"/>
      <text:p text:style-name="P1">Speaker -</text:p>
      <text:list xml:id="list1445447138" text:style-name="L3">
        <text:list-item>
          <text:p text:style-name="P4">Title:</text:p>
        </text:list-item>
        <text:list-item>
          <text:p text:style-name="P4">Time:</text:p>
        </text:list-item>
      </text:list>
      <text:p text:style-name="P1"/>
      <text:p text:style-name="P1">Table Topics –</text:p>
      <text:p text:style-name="P1"/>
      <text:p text:style-name="P1">General Evaluator –</text:p>
      <text:list xml:id="list231034342" text:style-name="L4">
        <text:list-item>
          <text:p text:style-name="P5">Evaluator:</text:p>
        </text:list-item>
        <text:list-item>
          <text:p text:style-name="P5">Evaluator:</text:p>
        </text:list-item>
        <text:list-item>
          <text:p text:style-name="P5">Evaluator:</text:p>
        </text:list-item>
      </text:list>
      <text:p text:style-name="P1"/>
      <text:p text:style-name="P15">--------------------------------------</text:p>
      <text:p text:style-name="P1">Chair –</text:p>
      <text:p text:style-name="P1"/>
      <text:p text:style-name="P1">Toastmaster –</text:p>
      <text:p text:style-name="P1"/>
      <text:p text:style-name="P1">Wordsmith –</text:p>
      <text:p text:style-name="P1"/>
      <text:p text:style-name="P1">Humorist –</text:p>
      <text:p text:style-name="P1"/>
      <text:p text:style-name="P1">Speaker –</text:p>
      <text:list xml:id="list769565815" text:style-name="L5">
        <text:list-item>
          <text:p text:style-name="P6">Title:</text:p>
        </text:list-item>
        <text:list-item>
          <text:p text:style-name="P6">Time:</text:p>
        </text:list-item>
      </text:list>
      <text:p text:style-name="P1"/>
      <text:p text:style-name="P1">Speaker -</text:p>
      <text:list xml:id="list146638047" text:style-name="L6">
        <text:list-item>
          <text:p text:style-name="P7">Title:</text:p>
        </text:list-item>
        <text:list-item>
          <text:p text:style-name="P7">Time:</text:p>
        </text:list-item>
      </text:list>
      <text:p text:style-name="P1"/>
      <text:p text:style-name="P1">Speaker -</text:p>
      <text:list xml:id="list346812808" text:style-name="L7">
        <text:list-item>
          <text:p text:style-name="P8">Title:</text:p>
        </text:list-item>
        <text:list-item>
          <text:p text:style-name="P8">Time:</text:p>
        </text:list-item>
      </text:list>
      <text:p text:style-name="P1"/>
      <text:p text:style-name="P1">Table Topics –</text:p>
      <text:p text:style-name="P1"/>
      <text:p text:style-name="P1">General Evaluator –</text:p>
      <text:list xml:id="list501608355" text:continue-list="list231034342" text:style-name="L4">
        <text:list-item>
          <text:p text:style-name="P5">Evaluator:</text:p>
        </text:list-item>
        <text:list-item>
          <text:p text:style-name="P5">Evaluator:</text:p>
        </text:list-item>
        <text:list-item>
          <text:p text:style-name="P5">Evaluator:</text:p>
        </text:list-item>
      </text:list>
      <text:p text:style-name="P1"/>
      <text:p text:style-name="P17"/>
      <text:p text:style-name="P1"/>
      <text:p text:style-name="P1">Chair –</text:p>
      <text:p text:style-name="P1"/>
      <text:p text:style-name="P1">Toastmaster –</text:p>
      <text:p text:style-name="P1"/>
      <text:p text:style-name="P1">Wordsmith –</text:p>
      <text:p text:style-name="P1"/>
      <text:p text:style-name="P1">Humorist –</text:p>
      <text:p text:style-name="P1"/>
      <text:p text:style-name="P1">Speaker –</text:p>
      <text:list xml:id="list2099863486" text:continue-list="list769565815" text:style-name="L5">
        <text:list-item>
          <text:p text:style-name="P6">Title:</text:p>
        </text:list-item>
        <text:list-item>
          <text:p text:style-name="P6">Time:</text:p>
        </text:list-item>
      </text:list>
      <text:p text:style-name="P1"/>
      <text:p text:style-name="P1">Speaker -</text:p>
      <text:list xml:id="list2044341276" text:style-name="L8">
        <text:list-item>
          <text:p text:style-name="P9">Title:</text:p>
        </text:list-item>
        <text:list-item>
          <text:p text:style-name="P9">Time:</text:p>
        </text:list-item>
      </text:list>
      <text:p text:style-name="P1"/>
      <text:p text:style-name="P1">Speaker -</text:p>
      <text:list xml:id="list1167350502" text:style-name="L9">
        <text:list-item>
          <text:p text:style-name="P10">Title:</text:p>
        </text:list-item>
        <text:list-item>
          <text:p text:style-name="P10">Time:</text:p>
        </text:list-item>
      </text:list>
      <text:p text:style-name="P1"/>
      <text:p text:style-name="P1">Table Topics –</text:p>
      <text:p text:style-name="P1"/>
      <text:p text:style-name="P1">General Evaluator –</text:p>
      <text:list xml:id="list591120812" text:style-name="L10">
        <text:list-item>
          <text:p text:style-name="P11">Evaluator:</text:p>
        </text:list-item>
        <text:list-item>
          <text:p text:style-name="P11">Evaluator:</text:p>
        </text:list-item>
        <text:list-item>
          <text:p text:style-name="P11">Evaluator:</text:p>
        </text:list-item>
      </text:list>
      <text:p text:style-name="P1"/>
      <text:p text:style-name="P15">--------------------------------------</text:p>
      <text:p text:style-name="P1">Chair –</text:p>
      <text:p text:style-name="P1"/>
      <text:p text:style-name="P1">Toastmaster –</text:p>
      <text:p text:style-name="P1"/>
      <text:p text:style-name="P1">Wordsmith –</text:p>
      <text:p text:style-name="P1"/>
      <text:p text:style-name="P1">Humorist –</text:p>
      <text:p text:style-name="P1"/>
      <text:p text:style-name="P1">Speaker –</text:p>
      <text:list xml:id="list1191614189" text:continue-list="list2099863486" text:style-name="L5">
        <text:list-item>
          <text:p text:style-name="P6">Title:</text:p>
        </text:list-item>
        <text:list-item>
          <text:p text:style-name="P6">Time:</text:p>
        </text:list-item>
      </text:list>
      <text:p text:style-name="P1"/>
      <text:p text:style-name="P1">Speaker -</text:p>
      <text:list xml:id="list1347691561" text:style-name="L11">
        <text:list-item>
          <text:p text:style-name="P12">Title:</text:p>
        </text:list-item>
        <text:list-item>
          <text:p text:style-name="P12">Time:</text:p>
        </text:list-item>
      </text:list>
      <text:p text:style-name="P1"/>
      <text:p text:style-name="P1">Speaker -</text:p>
      <text:list xml:id="list1981489935" text:style-name="L12">
        <text:list-item>
          <text:p text:style-name="P13">Title:</text:p>
        </text:list-item>
        <text:list-item>
          <text:p text:style-name="P13">Time:</text:p>
        </text:list-item>
      </text:list>
      <text:p text:style-name="P1"/>
      <text:p text:style-name="P1">Table Topics –</text:p>
      <text:p text:style-name="P1"/>
      <text:p text:style-name="P1">General Evaluator –</text:p>
      <text:list xml:id="list2134391306" text:style-name="L13">
        <text:list-item>
          <text:p text:style-name="P14">Evaluator:</text:p>
        </text:list-item>
        <text:list-item>
          <text:p text:style-name="P14">Evaluator:</text:p>
        </text:list-item>
        <text:list-item>
          <text:p text:style-name="P14">Evaluator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Tahoma" svg:font-family="Tahoma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ans" fo:font-size="12pt" fo:language="en" fo:country="US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e" style:family="paragraph" style:parent-style-name="Standard">
      <style:paragraph-properties fo:margin-top="0.0693in" fo:margin-bottom="0.0693in"/>
      <style:text-properties fo:font-size="12pt" style:font-size-asian="12pt" style:font-size-complex="12pt"/>
    </style:style>
    <style:style style:name="quotesource" style:family="paragraph" style:parent-style-name="Standard">
      <style:paragraph-properties fo:margin-top="0.0693in" fo:margin-bottom="0.0693in"/>
      <style:text-properties fo:font-size="12pt" style:font-size-asian="12pt" style:font-size-complex="12pt"/>
    </style:style>
    <style:style style:name="right" style:family="paragraph" style:parent-style-name="Standard">
      <style:paragraph-properties fo:margin-top="0.0693in" fo:margin-bottom="0.0693in"/>
      <style:text-properties fo:font-size="12pt" style:font-size-asian="12pt" style:font-size-complex="12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5in" fo:margin-left="0.5626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374in" fo:margin-bottom="0.5in" fo:margin-left="0.5626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onshiners Toastmasters Club 5314</dc:title>
    <meta:initial-creator>LRHuff</meta:initial-creator>
    <meta:creation-date>2009-10-26T16:28:00</meta:creation-date>
    <dc:creator>Brian Grossman</dc:creator>
    <dc:date>2010-06-02T17:12:08</dc:date>
    <meta:print-date>2010-06-01T18:30:44</meta:print-date>
    <meta:editing-cycles>17</meta:editing-cycles>
    <meta:editing-duration>PT01H53M51S</meta:editing-duration>
    <meta:generator>OpenOffice.org/3.0$Unix OpenOffice.org_project/300m14$Build-9376</meta:generator>
    <meta:printed-by>Brian Grossman</meta:printed-by>
    <meta:document-statistic meta:table-count="0" meta:image-count="0" meta:object-count="0" meta:page-count="1" meta:paragraph-count="75" meta:word-count="159" meta:character-count="787"/>
    <meta:user-defined meta:name="Info 1"/>
    <meta:user-defined meta:name="Info 2"/>
    <meta:user-defined meta:name="Info 3"/>
    <meta:user-defined meta:name="Info 4"/>
  </office:meta>
</office:document-meta>
</file>